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293626" officeooo:paragraph-rsid="00293626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df07d" officeooo:paragraph-rsid="000df07d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df07d" officeooo:paragraph-rsid="000df07d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371cfd" officeooo:paragraph-rsid="00371cfd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38a1f8" officeooo:paragraph-rsid="0038a1f8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38a1f8" officeooo:paragraph-rsid="003aada7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393e12" officeooo:paragraph-rsid="00393e12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393e12" officeooo:paragraph-rsid="003aada7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393e12" officeooo:paragraph-rsid="003af079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393e12" officeooo:paragraph-rsid="00483ded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393e12" officeooo:paragraph-rsid="0048f3cf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393e12" officeooo:paragraph-rsid="00449b90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3af079" officeooo:paragraph-rsid="003af079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3af079" officeooo:paragraph-rsid="003bcb98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3af079" officeooo:paragraph-rsid="0042e4c6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42e4c6" officeooo:paragraph-rsid="0042e4c6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42e4c6" officeooo:paragraph-rsid="00449b90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42e4c6" officeooo:paragraph-rsid="004a8bfd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483ded" officeooo:paragraph-rsid="00483ded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483ded" officeooo:paragraph-rsid="004a8bfd" style:font-weight-asian="normal" style:font-weight-complex="normal"/>
    </style:style>
    <style:style style:name="P21" style:family="paragraph" style:parent-style-name="Standard">
      <style:text-properties officeooo:rsid="00269353" officeooo:paragraph-rsid="00269353"/>
    </style:style>
    <style:style style:name="P22" style:family="paragraph" style:parent-style-name="Standard">
      <style:paragraph-properties fo:text-align="center" style:justify-single-word="false"/>
      <style:text-properties officeooo:rsid="00269353" officeooo:paragraph-rsid="00269353"/>
    </style:style>
    <style:style style:name="P23" style:family="paragraph" style:parent-style-name="Standard">
      <style:text-properties officeooo:rsid="00269353" officeooo:paragraph-rsid="0032212e"/>
    </style:style>
    <style:style style:name="P24" style:family="paragraph" style:parent-style-name="Standard">
      <style:text-properties officeooo:paragraph-rsid="0027dc8e"/>
    </style:style>
    <style:style style:name="P25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officeooo:rsid="00269353" officeooo:paragraph-rsid="00269353"/>
    </style:style>
    <style:style style:name="P26" style:family="paragraph" style:parent-style-name="Standard">
      <style:text-properties style:text-underline-style="none" fo:font-weight="normal" officeooo:rsid="00483ded" officeooo:paragraph-rsid="00483ded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31c6e3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7dc8e" style:font-weight-asian="bold" style:font-weight-complex="bold"/>
    </style:style>
    <style:style style:name="T4" style:family="text">
      <style:text-properties style:text-underline-style="none" fo:font-weight="normal" officeooo:rsid="0031c6e3" style:font-weight-asian="normal" style:font-weight-complex="normal"/>
    </style:style>
    <style:style style:name="T5" style:family="text">
      <style:text-properties style:text-underline-style="none" fo:font-weight="normal" officeooo:rsid="0027dc8e" style:font-weight-asian="normal" style:font-weight-complex="normal"/>
    </style:style>
    <style:style style:name="T6" style:family="text">
      <style:text-properties style:text-underline-style="none" fo:font-weight="bold" officeooo:rsid="0032212e" style:font-weight-asian="bold" style:font-weight-complex="bold"/>
    </style:style>
    <style:style style:name="T7" style:family="text">
      <style:text-properties officeooo:rsid="0033fe08"/>
    </style:style>
    <style:style style:name="T8" style:family="text">
      <style:text-properties officeooo:rsid="00393e12"/>
    </style:style>
    <style:style style:name="T9" style:family="text">
      <style:text-properties officeooo:rsid="003aada7"/>
    </style:style>
    <style:style style:name="T10" style:family="text">
      <style:text-properties officeooo:rsid="003af079"/>
    </style:style>
    <style:style style:name="T11" style:family="text">
      <style:text-properties officeooo:rsid="003bcb98"/>
    </style:style>
    <style:style style:name="T12" style:family="text">
      <style:text-properties officeooo:rsid="004146c4"/>
    </style:style>
    <style:style style:name="T13" style:family="text">
      <style:text-properties officeooo:rsid="0042e4c6"/>
    </style:style>
    <style:style style:name="T14" style:family="text">
      <style:text-properties officeooo:rsid="00483ded"/>
    </style:style>
    <style:style style:name="T15" style:family="text">
      <style:text-properties officeooo:rsid="0038a1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22">SSN COLLEGE OF ENGINEERING, KALAVAKKAM</text:p>
      <text:p text:style-name="P22">(An Autonomous Institution, Affiliated to Anna University, Chennai)</text:p>
      <text:p text:style-name="P22">DEPARTMENT OF COMPUTER SCIENCE AND ENGINEERING</text:p>
      <text:p text:style-name="P25">UCS1411 - OPERATING SYSTEMS LAB</text:p>
      <text:p text:style-name="P21"/>
      <text:p text:style-name="P1">NAME <text:s/>: NIVEDHITHA D</text:p>
      <text:p text:style-name="P1">REGNO: 185001104</text:p>
      <text:p text:style-name="P21"/>
      <text:p text:style-name="P23"><text:span text:style-name="T1">Lab Exercise </text:span><text:span text:style-name="T2">4:</text:span><text:span text:style-name="T4"> </text:span><text:span text:style-name="T6">Implementation of CPU Scheduling Policies: Priority and Round Robin</text:span></text:p>
      <text:p text:style-name="P21"/>
      <text:p text:style-name="P24"><text:span text:style-name="T3">AIM:</text:span><text:span text:style-name="T5"> </text:span><text:span text:style-name="T7">Develop a menu driven C program to implement the CPU Scheduling Algorithms Priority (Non-Preemptive and Preemptive) and Round Robin</text:span></text:p>
      <text:p text:style-name="Standard"/>
      <text:p text:style-name="P2">DRIVER CODE:</text:p>
      <text:p text:style-name="P2"/>
      <text:p text:style-name="P4">#include &lt;stdio.h&gt;</text:p>
      <text:p text:style-name="P4">#include &lt;stdlib.h&gt;</text:p>
      <text:p text:style-name="P4">#include &lt;unistd.h&gt;</text:p>
      <text:p text:style-name="P4">#include &lt;termios.h&gt;</text:p>
      <text:p text:style-name="P4"/>
      <text:p text:style-name="P4">#define N 20</text:p>
      <text:p text:style-name="P4"/>
      <text:p text:style-name="P4">//FUNCTION TO IMPLEMENT getch() DUE TO THE ABSENCE OF &lt;conio.h&gt; IN gcc COMPILER</text:p>
      <text:p text:style-name="P4"/>
      <text:p text:style-name="P4">char getch()</text:p>
      <text:p text:style-name="P4">{</text:p>
      <text:p text:style-name="P4"><text:tab/>char buf=0;</text:p>
      <text:p text:style-name="P4"/>
      <text:p text:style-name="P4"><text:tab/>struct termios old={0};</text:p>
      <text:p text:style-name="P4"/>
      <text:p text:style-name="P4"><text:tab/>fflush(stdout);</text:p>
      <text:p text:style-name="P4"/>
      <text:p text:style-name="P4"><text:tab/>if(tcgetattr(0, &amp;old)&lt;0)</text:p>
      <text:p text:style-name="P4"><text:tab/><text:tab/>perror("tcsetattr()");</text:p>
      <text:p text:style-name="P4"/>
      <text:p text:style-name="P4"><text:tab/>old.c_lflag&amp;=~ICANON;</text:p>
      <text:p text:style-name="P4"><text:tab/>old.c_lflag&amp;=~ECHO;</text:p>
      <text:p text:style-name="P4"><text:tab/>old.c_cc[VMIN]=1;</text:p>
      <text:p text:style-name="P4"><text:tab/>old.c_cc[VTIME]=0;</text:p>
      <text:p text:style-name="P4"/>
      <text:p text:style-name="P4"><text:tab/>if(tcsetattr(0, TCSANOW, &amp;old)&lt;0)</text:p>
      <text:p text:style-name="P4"><text:tab/><text:tab/>perror("tcsetattr ICANON");</text:p>
      <text:p text:style-name="P4"/>
      <text:p text:style-name="P4"><text:tab/>if(read(0,&amp;buf,1)&lt;0)</text:p>
      <text:p text:style-name="P4"><text:tab/><text:tab/>perror("read()");</text:p>
      <text:p text:style-name="P4"/>
      <text:p text:style-name="P4"><text:tab/>old.c_lflag|=ICANON;</text:p>
      <text:p text:style-name="P4"><text:s text:c="3"/><text:tab/>old.c_lflag|=ECHO;</text:p>
      <text:p text:style-name="P4"/>
      <text:p text:style-name="P4"><text:tab/>if(tcsetattr(0, TCSADRAIN, &amp;old)&lt;0)</text:p>
      <text:p text:style-name="P4"><text:soft-page-break/><text:tab/><text:tab/>perror ("tcsetattr ~ICANON");</text:p>
      <text:p text:style-name="P4"/>
      <text:p text:style-name="P4"><text:tab/>return buf;</text:p>
      <text:p text:style-name="P4">}</text:p>
      <text:p text:style-name="P4"/>
      <text:p text:style-name="P4">struct job</text:p>
      <text:p text:style-name="P4">{</text:p>
      <text:p text:style-name="P4"><text:tab/>int pid;</text:p>
      <text:p text:style-name="P4"><text:tab/>int arrival_time;</text:p>
      <text:p text:style-name="P4"><text:tab/>float burstTime;</text:p>
      <text:p text:style-name="P4"><text:tab/>int priority;</text:p>
      <text:p text:style-name="P4"><text:tab/>float waiting_time;</text:p>
      <text:p text:style-name="P4"><text:tab/>float turn_around;</text:p>
      <text:p text:style-name="P4"><text:tab/>float remaining;</text:p>
      <text:p text:style-name="P4"><text:tab/>int start;</text:p>
      <text:p text:style-name="P4"><text:tab/>int flag;</text:p>
      <text:p text:style-name="P4"/>
      <text:p text:style-name="P4">};</text:p>
      <text:p text:style-name="P4"/>
      <text:p text:style-name="P4">struct job read_job()</text:p>
      <text:p text:style-name="P4">{</text:p>
      <text:p text:style-name="P4"><text:tab/>struct job process;</text:p>
      <text:p text:style-name="P4"/>
      <text:p text:style-name="P4"><text:tab/>printf("\n\tProcess ID: P");</text:p>
      <text:p text:style-name="P4"><text:tab/>scanf("%d", &amp;process.pid);</text:p>
      <text:p text:style-name="P4"><text:tab/>printf("\tArrival Time: ");</text:p>
      <text:p text:style-name="P4"><text:tab/>scanf("%d", &amp;process.arrival_time);</text:p>
      <text:p text:style-name="P4"><text:tab/>printf("\tBurst Time: ");</text:p>
      <text:p text:style-name="P4"><text:tab/>scanf("%f", &amp;process.burstTime);</text:p>
      <text:p text:style-name="P4"><text:tab/>printf("\tPriority: ");</text:p>
      <text:p text:style-name="P4"><text:tab/>scanf("%d", &amp;process.priority);</text:p>
      <text:p text:style-name="P4"/>
      <text:p text:style-name="P4"><text:tab/>process.flag = 0;</text:p>
      <text:p text:style-name="P4"><text:tab/>process.remaining = process.burstTime;</text:p>
      <text:p text:style-name="P4"/>
      <text:p text:style-name="P4"><text:tab/>return process;</text:p>
      <text:p text:style-name="P4">}</text:p>
      <text:p text:style-name="P4"/>
      <text:p text:style-name="P4">void display_job(struct job process)</text:p>
      <text:p text:style-name="P4">{</text:p>
      <text:p text:style-name="P4"><text:tab/>printf("\n\n\tProcess ID: P%d", process.pid);</text:p>
      <text:p text:style-name="P4"><text:tab/>printf("\n\tArrival Time: %d", process.arrival_time);</text:p>
      <text:p text:style-name="P4"><text:tab/>printf("\n\tBurst Time: %.2f", process.burstTime);</text:p>
      <text:p text:style-name="P4">}</text:p>
      <text:p text:style-name="P4"/>
      <text:p text:style-name="P4">void table(struct job ready[], float tot_waiting, float tot_turn, int n)</text:p>
      <text:p text:style-name="P4">{</text:p>
      <text:p text:style-name="P4"><text:tab/>if(n &lt;= 0)</text:p>
      <text:p text:style-name="P4"><text:tab/><text:tab/>return;</text:p>
      <text:p text:style-name="P4"/>
      <text:p text:style-name="P4"><text:tab/>printf("\n\n\tPROCESS DETAILS CHART");</text:p>
      <text:p text:style-name="P4"/>
      <text:p text:style-name="P4"><text:soft-page-break/><text:tab/>printf("\n\n\t----------------------------------------------------------------------------------------");</text:p>
      <text:p text:style-name="P4"><text:tab/>printf("\n\tProcess ID\tArrival Time\tBurst Time\tWaiting Time\t\tTurnaround Time");</text:p>
      <text:p text:style-name="P4"><text:tab/>printf("\n\t----------------------------------------------------------------------------------------");</text:p>
      <text:p text:style-name="P4"/>
      <text:p text:style-name="P4"><text:tab/>for(int i=0; i&lt;n; i++)</text:p>
      <text:p text:style-name="P4"><text:tab/>{</text:p>
      <text:p text:style-name="P4"><text:tab/><text:tab/>printf("\n\tP%d\t\t%d\t\t%.2f\t\t%.2f\t\t\t%.2f", ready[i].pid, ready[i].arrival_time, ready[i].burstTime, ready[i].waiting_time, ready[i].turn_around);</text:p>
      <text:p text:style-name="P4"><text:tab/>}</text:p>
      <text:p text:style-name="P4"/>
      <text:p text:style-name="P4"><text:tab/>printf("\n\t----------------------------------------------------------------------------------------");</text:p>
      <text:p text:style-name="P4"><text:tab/>printf("\n\t\t\t\t\tAverage\t\t%.2f\t\t\t%.2f", (tot_waiting/n), (tot_turn/n));</text:p>
      <text:p text:style-name="P4"><text:tab/>printf("\n\t----------------------------------------------------------------------------------------");</text:p>
      <text:p text:style-name="P4"/>
      <text:p text:style-name="P4">}</text:p>
      <text:p text:style-name="P4"/>
      <text:p text:style-name="P4">void gantt(struct job arr[], int n, int tot_time)</text:p>
      <text:p text:style-name="P4">{</text:p>
      <text:p text:style-name="P4"><text:tab/>if(n &lt;= 0)</text:p>
      <text:p text:style-name="P4"><text:tab/><text:tab/>return;</text:p>
      <text:p text:style-name="P4"/>
      <text:p text:style-name="P4"><text:tab/>printf("\n\n\tGANTT CHART");</text:p>
      <text:p text:style-name="P4"/>
      <text:p text:style-name="P4"><text:tab/>int i, j;</text:p>
      <text:p text:style-name="P4"/>
      <text:p text:style-name="P4"><text:tab/>// printing the top bar</text:p>
      <text:p text:style-name="P4"><text:tab/>printf("\n\n\t ");</text:p>
      <text:p text:style-name="P4"><text:tab/>for(i=0; i&lt;n-1; i++)</text:p>
      <text:p text:style-name="P4"><text:tab/>{</text:p>
      <text:p text:style-name="P4"><text:tab/><text:tab/>for(j=arr[i].start; j&lt;arr[i+1].start; j++)</text:p>
      <text:p text:style-name="P4"><text:tab/><text:tab/><text:tab/>printf("--");</text:p>
      <text:p text:style-name="P4"><text:tab/><text:tab/>printf(" ");</text:p>
      <text:p text:style-name="P4"><text:tab/>}</text:p>
      <text:p text:style-name="P4"/>
      <text:p text:style-name="P4"><text:tab/>for(j=0; j&lt;tot_time - arr[n-1].start; j++)</text:p>
      <text:p text:style-name="P4"><text:tab/><text:tab/>printf("--");</text:p>
      <text:p text:style-name="P4"><text:tab/>printf(" ");</text:p>
      <text:p text:style-name="P4"/>
      <text:p text:style-name="P4"><text:tab/>printf("\n\t|");</text:p>
      <text:p text:style-name="P4"/>
      <text:p text:style-name="P4"><text:tab/>// printing the process id in the middle</text:p>
      <text:p text:style-name="P4"><text:tab/>for(i=0; i&lt;n-1; i++)</text:p>
      <text:p text:style-name="P4"><text:tab/>{</text:p>
      <text:p text:style-name="P4"><text:tab/><text:tab/>for(j=arr[i].start; j&lt;arr[i+1].start - 1; j++)</text:p>
      <text:p text:style-name="P4"><text:tab/><text:tab/><text:tab/>printf(" ");</text:p>
      <text:p text:style-name="P4"><text:tab/><text:tab/>printf("P%d", arr[i].pid);</text:p>
      <text:p text:style-name="P4"/>
      <text:p text:style-name="P4"><text:tab/><text:tab/>for(j=arr[i].start; j&lt;arr[i+1].start - 1; j++)</text:p>
      <text:p text:style-name="P4"><text:tab/><text:tab/><text:tab/>printf(" ");</text:p>
      <text:p text:style-name="P4"><text:tab/><text:tab/>printf("|");</text:p>
      <text:p text:style-name="P4"><text:tab/>}</text:p>
      <text:p text:style-name="P4"/>
      <text:p text:style-name="P4"><text:soft-page-break/><text:tab/>for(j=0; j&lt;tot_time - arr[n-1].start - 1; j++)</text:p>
      <text:p text:style-name="P4"><text:tab/><text:tab/>printf(" ");</text:p>
      <text:p text:style-name="P4"><text:tab/>printf("P%d", arr[n-1].pid);</text:p>
      <text:p text:style-name="P4"><text:tab/>for(j=0; j&lt;tot_time - arr[n-1].start - 1; j++)</text:p>
      <text:p text:style-name="P4"><text:tab/><text:tab/>printf(" ");</text:p>
      <text:p text:style-name="P4"><text:tab/>printf("|");</text:p>
      <text:p text:style-name="P4"/>
      <text:p text:style-name="P4"><text:tab/>printf("\n\t ");</text:p>
      <text:p text:style-name="P4"/>
      <text:p text:style-name="P4"><text:tab/>// printing the bottom bar</text:p>
      <text:p text:style-name="P4"><text:tab/>for(i=0; i&lt;n-1; i++)</text:p>
      <text:p text:style-name="P4"><text:tab/>{</text:p>
      <text:p text:style-name="P4"><text:tab/><text:tab/>for(j=arr[i].start; j&lt;arr[i+1].start; j++)</text:p>
      <text:p text:style-name="P4"><text:tab/><text:tab/><text:tab/>printf("--");</text:p>
      <text:p text:style-name="P4"><text:tab/><text:tab/>printf(" ");</text:p>
      <text:p text:style-name="P4"><text:tab/>}</text:p>
      <text:p text:style-name="P4"/>
      <text:p text:style-name="P4"><text:tab/>for(j=0; j&lt;tot_time - arr[n-1].start; j++)</text:p>
      <text:p text:style-name="P4"><text:tab/><text:tab/>printf("--");</text:p>
      <text:p text:style-name="P4"><text:tab/>printf(" ");</text:p>
      <text:p text:style-name="P4"/>
      <text:p text:style-name="P4"><text:tab/>printf("\n\t");</text:p>
      <text:p text:style-name="P4"/>
      <text:p text:style-name="P4"><text:tab/>// printing the time line</text:p>
      <text:p text:style-name="P4"><text:tab/>for(i=0; i&lt;n-1; i++)</text:p>
      <text:p text:style-name="P4"><text:tab/>{</text:p>
      <text:p text:style-name="P4"><text:tab/><text:tab/>printf("%d", arr[i].start);</text:p>
      <text:p text:style-name="P4"><text:tab/><text:tab/>for(j=arr[i].start; j&lt;arr[i+1].start; j++)</text:p>
      <text:p text:style-name="P4"><text:tab/><text:tab/><text:tab/>printf(" <text:s/>");</text:p>
      <text:p text:style-name="P4"><text:tab/><text:tab/>if(arr[i].start &gt; 9)</text:p>
      <text:p text:style-name="P4"><text:tab/><text:tab/><text:tab/>printf("\b"); // backspace : remove 1 space</text:p>
      <text:p text:style-name="P4"/>
      <text:p text:style-name="P4"><text:tab/>}</text:p>
      <text:p text:style-name="P4"/>
      <text:p text:style-name="P4"><text:tab/>printf("%d", arr[n-1].start);</text:p>
      <text:p text:style-name="P4"><text:tab/>for(j=0; j&lt;tot_time - arr[n-1].start; j++)</text:p>
      <text:p text:style-name="P4"><text:tab/><text:tab/>printf(" <text:s/>");</text:p>
      <text:p text:style-name="P4"><text:tab/>if(tot_time &gt; 9)</text:p>
      <text:p text:style-name="P4"><text:tab/><text:tab/>printf("\b%d", tot_time); // backspace : remove space for two digit time instances</text:p>
      <text:p text:style-name="P4"><text:s text:c="4"/>printf("\n");</text:p>
      <text:p text:style-name="P4">}</text:p>
      <text:p text:style-name="P4"/>
      <text:p text:style-name="P4">void priority_np()</text:p>
      <text:p text:style-name="P4">{</text:p>
      <text:p text:style-name="P4"><text:tab/>system("clear");</text:p>
      <text:p text:style-name="P4"/>
      <text:p text:style-name="P4"><text:tab/>printf("\n\n\tNON - PREEMPTIVE PRIORITY\n\n");</text:p>
      <text:p text:style-name="P4"/>
      <text:p text:style-name="P4"><text:tab/>int n, k = 0, tot_time = 0;</text:p>
      <text:p text:style-name="P4"><text:tab/>struct job ready[N], final[N];</text:p>
      <text:p text:style-name="P4"/>
      <text:p text:style-name="P4"><text:tab/>printf("\n\tNumber of processes: ");</text:p>
      <text:p text:style-name="P4"><text:soft-page-break/><text:tab/>scanf("%d", &amp;n);</text:p>
      <text:p text:style-name="P4"/>
      <text:p text:style-name="P4"><text:tab/>for(int i=0; i&lt;n; i++)</text:p>
      <text:p text:style-name="P4"><text:tab/>ready[i] = read_job();</text:p>
      <text:p text:style-name="P4"/>
      <text:p text:style-name="P4"><text:tab/>int time = 0;</text:p>
      <text:p text:style-name="P4"><text:tab/>float avgturn = 0, avgwait = 0;</text:p>
      <text:p text:style-name="P4"><text:tab/>int min;</text:p>
      <text:p text:style-name="P4"><text:tab/>int index;</text:p>
      <text:p text:style-name="P4"/>
      <text:p text:style-name="P4"><text:tab/>for(int i=0; i&lt;n; i++)</text:p>
      <text:p text:style-name="P4"><text:tab/><text:tab/>time += ready[i].burstTime;</text:p>
      <text:p text:style-name="P4"/>
      <text:p text:style-name="P4"><text:tab/>for(int t=0; t&lt;time;)</text:p>
      <text:p text:style-name="P4"><text:tab/>{</text:p>
      <text:p text:style-name="P4"><text:tab/><text:tab/>min=9999;</text:p>
      <text:p text:style-name="P4"/>
      <text:p text:style-name="P4"><text:tab/><text:tab/>for(int i=0; i&lt;n; i++)</text:p>
      <text:p text:style-name="P4"><text:tab/><text:tab/>{</text:p>
      <text:p text:style-name="P4"><text:tab/><text:tab/><text:tab/>if(ready[i].arrival_time &lt;= t &amp;&amp; ready[i].priority &lt; min &amp;&amp; ready[i].flag == 0)</text:p>
      <text:p text:style-name="P4"><text:tab/><text:tab/><text:tab/>{</text:p>
      <text:p text:style-name="P4"><text:tab/><text:tab/><text:tab/><text:tab/>min = ready[i].priority;</text:p>
      <text:p text:style-name="P4"><text:tab/><text:tab/><text:tab/><text:tab/>index = i;</text:p>
      <text:p text:style-name="P4"><text:tab/><text:tab/><text:tab/>}</text:p>
      <text:p text:style-name="P4"><text:tab/><text:tab/>}</text:p>
      <text:p text:style-name="P4"/>
      <text:p text:style-name="P4"><text:tab/><text:tab/>ready[index].flag = 1;</text:p>
      <text:p text:style-name="P4"><text:tab/><text:tab/>ready[index].waiting_time = t - ready[index].arrival_time;</text:p>
      <text:p text:style-name="P4"/>
      <text:p text:style-name="P4"><text:tab/><text:tab/>ready[index].start = t;</text:p>
      <text:p text:style-name="P4"><text:tab/><text:tab/>final[k++] = ready[index];</text:p>
      <text:p text:style-name="P4"/>
      <text:p text:style-name="P4"><text:tab/><text:tab/>t += ready[index].burstTime;</text:p>
      <text:p text:style-name="P4"><text:tab/><text:tab/>ready[index].turn_around = t - ready[index].arrival_time;</text:p>
      <text:p text:style-name="P4"/>
      <text:p text:style-name="P4"><text:tab/><text:tab/>avgturn += ready[index].turn_around;</text:p>
      <text:p text:style-name="P4"><text:tab/><text:tab/>avgwait += ready[index].waiting_time;</text:p>
      <text:p text:style-name="P4"><text:tab/>}</text:p>
      <text:p text:style-name="P4"/>
      <text:p text:style-name="P4"><text:tab/>for(int i=0; i&lt;n; i++)</text:p>
      <text:p text:style-name="P4"><text:tab/><text:tab/>tot_time += ready[i].burstTime;</text:p>
      <text:p text:style-name="P4"/>
      <text:p text:style-name="P4"><text:tab/>table(ready, avgwait, avgturn, n);</text:p>
      <text:p text:style-name="P4"><text:tab/>gantt(final, n, tot_time);</text:p>
      <text:p text:style-name="P4">}</text:p>
      <text:p text:style-name="P4"/>
      <text:p text:style-name="P4">void priority_p()</text:p>
      <text:p text:style-name="P4">{</text:p>
      <text:p text:style-name="P4"><text:tab/>system("clear");</text:p>
      <text:p text:style-name="P4"/>
      <text:p text:style-name="P4"><text:tab/>printf("\n\n\tPREEMPTIVE PRIORITY\n\n");</text:p>
      <text:p text:style-name="P4"><text:soft-page-break/></text:p>
      <text:p text:style-name="P4"><text:tab/>int n;</text:p>
      <text:p text:style-name="P4"><text:tab/>struct job ready[N], final[N];</text:p>
      <text:p text:style-name="P4"/>
      <text:p text:style-name="P4"><text:tab/>printf("\n\tNumber of processes: ");</text:p>
      <text:p text:style-name="P4"><text:tab/>scanf("%d", &amp;n);</text:p>
      <text:p text:style-name="P4"/>
      <text:p text:style-name="P4"><text:tab/>for(int i=0; i&lt;n; i++)</text:p>
      <text:p text:style-name="P4"><text:tab/><text:tab/>ready[i] = read_job();</text:p>
      <text:p text:style-name="P4"/>
      <text:p text:style-name="P4"><text:tab/>int time = 0, tot_time = 0;</text:p>
      <text:p text:style-name="P4"><text:tab/>float avgturn = 0, avgwait = 0;</text:p>
      <text:p text:style-name="P4"><text:tab/>int min, index, k = 0;</text:p>
      <text:p text:style-name="P4"><text:tab/>int count = 0, endtime;</text:p>
      <text:p text:style-name="P4"/>
      <text:p text:style-name="P4"><text:tab/>for(int i=0; i&lt;n; i++)</text:p>
      <text:p text:style-name="P4"><text:tab/><text:tab/>time += ready[i].burstTime;</text:p>
      <text:p text:style-name="P4"/>
      <text:p text:style-name="P4"><text:tab/>for(int t=0; count != n; t++)</text:p>
      <text:p text:style-name="P4"><text:tab/>{</text:p>
      <text:p text:style-name="P4"><text:tab/><text:tab/>min = 9999;</text:p>
      <text:p text:style-name="P4"/>
      <text:p text:style-name="P4"><text:tab/><text:tab/>for(int i=0; i&lt;n; i++)</text:p>
      <text:p text:style-name="P4"><text:tab/><text:tab/>{</text:p>
      <text:p text:style-name="P4"><text:tab/><text:tab/><text:tab/>if( ready[i].arrival_time &lt;= t &amp;&amp; ready[i].priority &lt; min &amp;&amp; ready[i].remaining &gt; 0)</text:p>
      <text:p text:style-name="P4"><text:tab/><text:tab/><text:tab/>{</text:p>
      <text:p text:style-name="P4"><text:tab/><text:tab/><text:tab/><text:tab/>min = ready[i].priority;</text:p>
      <text:p text:style-name="P4"><text:tab/><text:tab/><text:tab/><text:tab/>index = i;</text:p>
      <text:p text:style-name="P4"><text:tab/><text:tab/><text:tab/>}</text:p>
      <text:p text:style-name="P4"><text:tab/><text:tab/>}</text:p>
      <text:p text:style-name="P4"/>
      <text:p text:style-name="P4"><text:tab/><text:tab/>if(k != 0 &amp;&amp; (final[k-1].pid != ready[index].pid))</text:p>
      <text:p text:style-name="P4"><text:tab/><text:tab/>{</text:p>
      <text:p text:style-name="P4"><text:tab/><text:tab/><text:tab/>ready[index].start = t;</text:p>
      <text:p text:style-name="P4"><text:tab/><text:tab/><text:tab/>final[k++] = ready[index];</text:p>
      <text:p text:style-name="P4"><text:tab/><text:tab/>}</text:p>
      <text:p text:style-name="P4"/>
      <text:p text:style-name="P4"><text:tab/><text:tab/>else if(k == 0 &amp;&amp; t == 0)</text:p>
      <text:p text:style-name="P4"><text:tab/><text:tab/>{<text:tab/>ready[index].start = t;</text:p>
      <text:p text:style-name="P4"><text:tab/><text:tab/><text:tab/>final[k++] = ready[index];</text:p>
      <text:p text:style-name="P4"><text:tab/><text:tab/>}</text:p>
      <text:p text:style-name="P4"/>
      <text:p text:style-name="P4"><text:tab/><text:tab/>ready[index].remaining -= 1;</text:p>
      <text:p text:style-name="P4"/>
      <text:p text:style-name="P4"><text:tab/><text:tab/>if(ready[index].remaining == 0)</text:p>
      <text:p text:style-name="P4"><text:tab/><text:tab/>{</text:p>
      <text:p text:style-name="P4"><text:tab/><text:tab/><text:tab/>count++;</text:p>
      <text:p text:style-name="P4"><text:tab/><text:tab/><text:tab/>endtime = t+1;</text:p>
      <text:p text:style-name="P4"><text:tab/><text:tab/><text:tab/>ready[index].turn_around = endtime - ready[index].arrival_time;</text:p>
      <text:p text:style-name="P4"><text:tab/><text:tab/><text:tab/>ready[index].waiting_time = endtime - ready[index].burstTime - ready[index].arrival_time;</text:p>
      <text:p text:style-name="P4"><text:soft-page-break/><text:tab/><text:tab/>}</text:p>
      <text:p text:style-name="P4"><text:tab/>}</text:p>
      <text:p text:style-name="P4"/>
      <text:p text:style-name="P4"><text:tab/>for(int i=0; i&lt;n; i++)</text:p>
      <text:p text:style-name="P4"><text:tab/>{</text:p>
      <text:p text:style-name="P4"><text:tab/><text:tab/>avgturn += ready[i].turn_around;</text:p>
      <text:p text:style-name="P4"><text:tab/><text:tab/>avgwait += ready[i].waiting_time;</text:p>
      <text:p text:style-name="P4"><text:tab/>}</text:p>
      <text:p text:style-name="P4"/>
      <text:p text:style-name="P4"><text:tab/>for(int i=0; i&lt;n; i++)</text:p>
      <text:p text:style-name="P4"><text:tab/><text:tab/>tot_time += ready[i].burstTime;</text:p>
      <text:p text:style-name="P4"/>
      <text:p text:style-name="P4"><text:tab/>table(ready, avgwait, avgturn, n);</text:p>
      <text:p text:style-name="P4"><text:tab/>gantt(final, k, tot_time);</text:p>
      <text:p text:style-name="P4">}</text:p>
      <text:p text:style-name="P4"/>
      <text:p text:style-name="P4">void rr()</text:p>
      <text:p text:style-name="P4">{</text:p>
      <text:p text:style-name="P4"><text:tab/>system("clear");</text:p>
      <text:p text:style-name="P4"/>
      <text:p text:style-name="P4"><text:tab/>printf("\n\n\tROUND ROBIN\n\n");</text:p>
      <text:p text:style-name="P4"/>
      <text:p text:style-name="P4"><text:tab/>int n, quantum, count, time = 0, flag = 0, k = 0, tot_time = 0;</text:p>
      <text:p text:style-name="P4"><text:tab/>float wait_time = 0, turnaround_time = 0;</text:p>
      <text:p text:style-name="P4"><text:tab/>struct job ready[N], final[N];</text:p>
      <text:p text:style-name="P4"/>
      <text:p text:style-name="P4"><text:tab/>printf("\n\tNumber of processes: ");</text:p>
      <text:p text:style-name="P4"><text:tab/>scanf("%d", &amp;n);</text:p>
      <text:p text:style-name="P4"/>
      <text:p text:style-name="P4"><text:tab/>int remain = n;</text:p>
      <text:p text:style-name="P4"/>
      <text:p text:style-name="P4"><text:tab/>for(int i=0; i&lt;n; i++)</text:p>
      <text:p text:style-name="P4"><text:tab/><text:tab/>ready[i] = read_job();</text:p>
      <text:p text:style-name="P4"/>
      <text:p text:style-name="P4"><text:tab/>printf("\n\tTime Quantum: ");</text:p>
      <text:p text:style-name="P4"><text:tab/>scanf("%d", &amp;quantum);</text:p>
      <text:p text:style-name="P4"/>
      <text:p text:style-name="P4"><text:tab/>for(time=0, count=0; remain!=0;)</text:p>
      <text:p text:style-name="P4"><text:tab/>{</text:p>
      <text:p text:style-name="P4"><text:tab/><text:tab/>if(ready[count].remaining &lt;= quantum &amp;&amp; ready[count].remaining &gt; 0)</text:p>
      <text:p text:style-name="P4"><text:tab/><text:tab/>{</text:p>
      <text:p text:style-name="P4"><text:tab/><text:tab/><text:tab/>ready[count].start = time;</text:p>
      <text:p text:style-name="P4"><text:tab/><text:tab/><text:tab/>final[k++] = ready[count];</text:p>
      <text:p text:style-name="P4"/>
      <text:p text:style-name="P4"><text:tab/><text:tab/><text:tab/>time += ready[count].remaining;</text:p>
      <text:p text:style-name="P4"><text:tab/><text:tab/><text:tab/>ready[count].remaining = 0;</text:p>
      <text:p text:style-name="P4"><text:tab/><text:tab/><text:tab/>flag = 1;</text:p>
      <text:p text:style-name="P4"><text:tab/><text:tab/>}</text:p>
      <text:p text:style-name="P4"/>
      <text:p text:style-name="P4"><text:tab/><text:tab/>else if(ready[count].remaining &gt; 0)</text:p>
      <text:p text:style-name="P4"><text:tab/><text:tab/>{</text:p>
      <text:p text:style-name="P4"><text:tab/><text:tab/><text:tab/>ready[count].start = time;</text:p>
      <text:p text:style-name="P4"><text:soft-page-break/><text:tab/><text:tab/><text:tab/>final[k++] = ready[count];</text:p>
      <text:p text:style-name="P4"/>
      <text:p text:style-name="P4"><text:tab/><text:tab/><text:tab/>ready[count].remaining -= quantum;</text:p>
      <text:p text:style-name="P4"><text:tab/><text:tab/><text:tab/>time += quantum;</text:p>
      <text:p text:style-name="P4"><text:tab/><text:tab/>}</text:p>
      <text:p text:style-name="P4"/>
      <text:p text:style-name="P4"><text:tab/><text:tab/>if(ready[count].remaining == 0 &amp;&amp; flag == 1)</text:p>
      <text:p text:style-name="P4"><text:tab/><text:tab/>{</text:p>
      <text:p text:style-name="P4"><text:tab/><text:tab/> <text:s/>remain--;</text:p>
      <text:p text:style-name="P4"><text:tab/><text:tab/> <text:s/>ready[count].waiting_time = time - ready[count].arrival_time - ready[count].burstTime;</text:p>
      <text:p text:style-name="P4"><text:tab/><text:tab/> <text:s/>ready[count].turn_around = time - ready[count].arrival_time;</text:p>
      <text:p text:style-name="P4"/>
      <text:p text:style-name="P4"><text:tab/><text:tab/> <text:s/>wait_time += time - ready[count].arrival_time - ready[count].burstTime;</text:p>
      <text:p text:style-name="P4"><text:tab/><text:tab/> <text:s/>turnaround_time += time - ready[count].arrival_time;</text:p>
      <text:p text:style-name="P4"><text:tab/><text:tab/> <text:s/>flag = 0;</text:p>
      <text:p text:style-name="P4"><text:tab/><text:tab/>}</text:p>
      <text:p text:style-name="P4"/>
      <text:p text:style-name="P4"><text:tab/><text:tab/>if(count == n-1)</text:p>
      <text:p text:style-name="P4"><text:tab/><text:tab/> <text:s/>count = 0;</text:p>
      <text:p text:style-name="P4"><text:tab/><text:tab/>else if(ready[count+1].arrival_time &lt;= time)</text:p>
      <text:p text:style-name="P4"><text:tab/><text:tab/> <text:s/>count++;</text:p>
      <text:p text:style-name="P4"><text:tab/><text:tab/>else</text:p>
      <text:p text:style-name="P4"><text:tab/><text:tab/> <text:s/>count = 0;</text:p>
      <text:p text:style-name="P4"><text:tab/> <text:s/>}</text:p>
      <text:p text:style-name="P4"/>
      <text:p text:style-name="P4"><text:tab/>for(int i=0; i&lt;n; i++)</text:p>
      <text:p text:style-name="P4"><text:tab/><text:tab/>tot_time += ready[i].burstTime;</text:p>
      <text:p text:style-name="P4"/>
      <text:p text:style-name="P4"><text:tab/>table(ready, wait_time, turnaround_time, n);</text:p>
      <text:p text:style-name="P4"><text:tab/>gantt(final, k, tot_time);</text:p>
      <text:p text:style-name="P4">}</text:p>
      <text:p text:style-name="P4"/>
      <text:p text:style-name="P4">//MAIN PROGRAM</text:p>
      <text:p text:style-name="P4"/>
      <text:p text:style-name="P4">int main()</text:p>
      <text:p text:style-name="P4">{</text:p>
      <text:p text:style-name="P4"><text:tab/>char choice, option;</text:p>
      <text:p text:style-name="P4"/>
      <text:p text:style-name="P4"><text:tab/>system("clear");</text:p>
      <text:p text:style-name="P4"/>
      <text:p text:style-name="P4"><text:tab/>//DISPLAYING THE MENU</text:p>
      <text:p text:style-name="P4"/>
      <text:p text:style-name="P4"><text:tab/>do</text:p>
      <text:p text:style-name="P4"><text:tab/>{</text:p>
      <text:p text:style-name="P4"><text:tab/><text:tab/>system("clear");</text:p>
      <text:p text:style-name="P4"/>
      <text:p text:style-name="P4"><text:tab/><text:tab/>printf("\n\n\t+----------------------------+\n");</text:p>
      <text:p text:style-name="P4"><text:tab/><text:tab/>printf("\t\tMENU OPTIONS\n");</text:p>
      <text:p text:style-name="P4"><text:tab/><text:tab/>printf("\t+----------------------------+\n\n");</text:p>
      <text:p text:style-name="P4"/>
      <text:p text:style-name="P4"><text:tab/><text:tab/>printf("\t1. PRIORITY\n\n");</text:p>
      <text:p text:style-name="P4"><text:soft-page-break/><text:tab/><text:tab/>printf("\t2. ROUND ROBIN\n\n");</text:p>
      <text:p text:style-name="P4"><text:tab/><text:tab/>printf("\t3. EXIT\n\n");</text:p>
      <text:p text:style-name="P4"/>
      <text:p text:style-name="P4"><text:tab/><text:tab/>printf("\n\n\tENTER choice: ");</text:p>
      <text:p text:style-name="P4"><text:tab/><text:tab/>scanf(" %c", &amp;choice);</text:p>
      <text:p text:style-name="P4"/>
      <text:p text:style-name="P4"><text:tab/><text:tab/>switch(choice)</text:p>
      <text:p text:style-name="P4"><text:tab/><text:tab/>{</text:p>
      <text:p text:style-name="P4"><text:tab/><text:tab/><text:tab/>case '1':<text:tab/>system("clear");</text:p>
      <text:p text:style-name="P4"/>
      <text:p text:style-name="P4"><text:tab/><text:tab/><text:tab/><text:tab/><text:tab/><text:tab/>printf("\n\n\t+-----------------------------------+\n");</text:p>
      <text:p text:style-name="P4"><text:tab/><text:tab/><text:tab/><text:tab/><text:tab/><text:tab/>printf("\t\tMENU OPTION FOR PRIORITY\n");</text:p>
      <text:p text:style-name="P4"><text:tab/><text:tab/><text:tab/><text:tab/><text:tab/><text:tab/>printf("\t+-----------------------------------+\n\n");</text:p>
      <text:p text:style-name="P4"><text:tab/><text:tab/><text:tab/><text:tab/><text:tab/><text:tab/>printf("\t1. Non pre-emptive PRIORITY\n\n");</text:p>
      <text:p text:style-name="P4"><text:tab/><text:tab/><text:tab/><text:tab/><text:tab/><text:tab/>printf("\t2. Pre-emptive PRIORITY\n\n");</text:p>
      <text:p text:style-name="P4"/>
      <text:p text:style-name="P4"><text:tab/><text:tab/><text:tab/><text:tab/><text:tab/><text:tab/>printf("\n\n\tENTER choice: ");</text:p>
      <text:p text:style-name="P4"><text:tab/><text:tab/><text:tab/><text:tab/><text:tab/><text:tab/>scanf(" %c", &amp;option);</text:p>
      <text:p text:style-name="P4"/>
      <text:p text:style-name="P4"><text:tab/><text:tab/><text:tab/><text:tab/><text:tab/><text:tab/>switch(option)</text:p>
      <text:p text:style-name="P4"><text:tab/><text:tab/><text:tab/><text:tab/><text:tab/><text:tab/>{</text:p>
      <text:p text:style-name="P4"><text:tab/><text:tab/><text:tab/><text:tab/><text:tab/><text:tab/><text:tab/>case '1':<text:tab/>priority_np();</text:p>
      <text:p text:style-name="P4"><text:tab/><text:tab/><text:tab/><text:tab/><text:tab/><text:tab/><text:tab/><text:tab/><text:tab/><text:tab/>break;</text:p>
      <text:p text:style-name="P4"/>
      <text:p text:style-name="P4"><text:tab/><text:tab/><text:tab/><text:tab/><text:tab/><text:tab/><text:tab/>case '2':<text:tab/>priority_p();</text:p>
      <text:p text:style-name="P4"><text:tab/><text:tab/><text:tab/><text:tab/><text:tab/><text:tab/><text:tab/><text:tab/><text:tab/><text:tab/>break;</text:p>
      <text:p text:style-name="P4"/>
      <text:p text:style-name="P4"><text:tab/><text:tab/><text:tab/><text:tab/><text:tab/><text:tab/><text:tab/>default :<text:tab/>printf("\n\tINVALID OPTION .....!!!!!\n\n");</text:p>
      <text:p text:style-name="P4"><text:tab/><text:tab/><text:tab/><text:tab/><text:tab/><text:tab/><text:tab/><text:tab/><text:tab/><text:tab/>getch();</text:p>
      <text:p text:style-name="P4"><text:tab/><text:tab/><text:tab/><text:tab/><text:tab/><text:tab/>}</text:p>
      <text:p text:style-name="P4"/>
      <text:p text:style-name="P4"><text:tab/><text:tab/><text:tab/><text:tab/><text:tab/><text:tab/>getch();</text:p>
      <text:p text:style-name="P4"><text:tab/><text:tab/><text:tab/><text:tab/><text:tab/><text:tab/>break;</text:p>
      <text:p text:style-name="P4"/>
      <text:p text:style-name="P4"><text:tab/><text:tab/><text:tab/>case '2':<text:tab/>rr();</text:p>
      <text:p text:style-name="P4"><text:tab/><text:tab/><text:tab/><text:tab/><text:tab/><text:tab/>getch();</text:p>
      <text:p text:style-name="P4"><text:tab/><text:tab/><text:tab/><text:tab/><text:tab/><text:tab/>break;</text:p>
      <text:p text:style-name="P4"/>
      <text:p text:style-name="P4"><text:tab/><text:tab/><text:tab/>case '3':<text:tab/>system("clear");</text:p>
      <text:p text:style-name="P4"><text:tab/><text:tab/><text:tab/><text:tab/><text:tab/><text:tab/>return 0;</text:p>
      <text:p text:style-name="P4"><text:tab/><text:tab/><text:tab/><text:tab/><text:tab/><text:tab/>break;</text:p>
      <text:p text:style-name="P4"/>
      <text:p text:style-name="P4"><text:tab/><text:tab/><text:tab/>default:<text:tab/>printf("\n\tINVALID OPTION .....!!!!!\n\n");</text:p>
      <text:p text:style-name="P4"><text:tab/><text:tab/><text:tab/><text:tab/><text:tab/><text:tab/>getch();</text:p>
      <text:p text:style-name="P4"><text:tab/><text:tab/>}</text:p>
      <text:p text:style-name="P4"><text:tab/>}while(choice!=5);</text:p>
      <text:p text:style-name="P4">}</text:p>
      <text:p text:style-name="P3"/>
      <text:p text:style-name="P2">OUTPUT:</text:p>
      <text:p text:style-name="P11"><text:tab/></text:p>
      <text:p text:style-name="P11"/>
      <text:p text:style-name="P11"><text:soft-page-break/></text:p>
      <text:p text:style-name="P11"><text:tab/>+-----------------------------------+</text:p>
      <text:p text:style-name="P7"><text:tab/><text:tab/>MENU OPTIONS</text:p>
      <text:p text:style-name="P7"><text:tab/>+-----------------------------------+</text:p>
      <text:p text:style-name="P7"/>
      <text:p text:style-name="P7"><text:tab/>1. PRIORITY</text:p>
      <text:p text:style-name="P7"/>
      <text:p text:style-name="P7"><text:tab/>2. ROUND ROBIN</text:p>
      <text:p text:style-name="P7"/>
      <text:p text:style-name="P7"><text:tab/>3. EXIT</text:p>
      <text:p text:style-name="P7"/>
      <text:p text:style-name="P7"/>
      <text:p text:style-name="P7"><text:tab/>ENTER choice: 1 </text:p>
      <text:p text:style-name="P7"/>
      <text:p text:style-name="P9"><text:tab/><text:span text:style-name="T10">+-------------------------------------------------------+</text:span></text:p>
      <text:p text:style-name="P13"><text:tab/><text:tab/>MENU OPTION FOR PRIORITY</text:p>
      <text:p text:style-name="P13"><text:tab/>+-------------------------------------------------------+</text:p>
      <text:p text:style-name="P13"/>
      <text:p text:style-name="P13"><text:tab/>1. Non pre-emptive PRIORITY</text:p>
      <text:p text:style-name="P13"/>
      <text:p text:style-name="P13"><text:tab/>2. Pre-emptive PRIORITY</text:p>
      <text:p text:style-name="P13"/>
      <text:p text:style-name="P13"/>
      <text:p text:style-name="P13"><text:tab/>ENTER choice: <text:span text:style-name="T11">1</text:span></text:p>
      <text:p text:style-name="P7"/>
      <text:p text:style-name="P5"><text:tab/>NON - PREEMPTIVE PRIORITY</text:p>
      <text:p text:style-name="P5"/>
      <text:p text:style-name="P5"/>
      <text:p text:style-name="P5"><text:tab/>Number of processes: 5</text:p>
      <text:p text:style-name="P5"/>
      <text:p text:style-name="P5"><text:tab/>Process ID: P1</text:p>
      <text:p text:style-name="P5"><text:tab/>Arrival Time: 0</text:p>
      <text:p text:style-name="P5"><text:tab/>Burst Time: 6</text:p>
      <text:p text:style-name="P5"><text:tab/>Priority: 2</text:p>
      <text:p text:style-name="P5"/>
      <text:p text:style-name="P5"><text:tab/>Process ID: P2</text:p>
      <text:p text:style-name="P5"><text:tab/>Arrival Time: 1</text:p>
      <text:p text:style-name="P5"><text:tab/>Burst Time: 2</text:p>
      <text:p text:style-name="P5"><text:tab/>Priority: 2</text:p>
      <text:p text:style-name="P5"/>
      <text:p text:style-name="P5"><text:tab/>Process ID: P3</text:p>
      <text:p text:style-name="P5"><text:tab/>Arrival Time: 1</text:p>
      <text:p text:style-name="P5"><text:tab/>Burst Time: 3</text:p>
      <text:p text:style-name="P5"><text:tab/>Priority: 4</text:p>
      <text:p text:style-name="P5"/>
      <text:p text:style-name="P5"><text:tab/>Process ID: P4</text:p>
      <text:p text:style-name="P5"><text:tab/>Arrival Time: 2</text:p>
      <text:p text:style-name="P5"><text:tab/>Burst Time: 1</text:p>
      <text:p text:style-name="P5"><text:tab/>Priority: 1</text:p>
      <text:p text:style-name="P5"/>
      <text:p text:style-name="P5"><text:tab/>Process ID: P5</text:p>
      <text:p text:style-name="P5"><text:tab/>Arrival Time: 2</text:p>
      <text:p text:style-name="P5"><text:soft-page-break/><text:tab/>Burst Time: 2</text:p>
      <text:p text:style-name="P5"><text:tab/>Priority: 3</text:p>
      <text:p text:style-name="P5"/>
      <text:p text:style-name="P5"/>
      <text:p text:style-name="P5"><text:tab/>PROCESS DETAILS CHART</text:p>
      <text:p text:style-name="P5"/>
      <text:p text:style-name="P5"><text:tab/>---------------------------------------------------------------------------------------------------------</text:p>
      <text:p text:style-name="P5"><text:tab/>Process ID<text:tab/>Arrival Time<text:tab/>Burst Time<text:tab/>Waiting Time<text:tab/><text:tab/>Turnaround Time</text:p>
      <text:p text:style-name="P5"><text:tab/>---------------------------------------------------------------------------------------------------------</text:p>
      <text:p text:style-name="P5"><text:tab/>P1<text:tab/><text:tab/>0<text:tab/><text:tab/>6.00<text:tab/><text:tab/>0.00<text:tab/><text:tab/><text:tab/>6.00</text:p>
      <text:p text:style-name="P5"><text:tab/>P2<text:tab/><text:tab/>1<text:tab/><text:tab/>2.00<text:tab/><text:tab/>6.00<text:tab/><text:tab/><text:tab/>8.00</text:p>
      <text:p text:style-name="P5"><text:tab/>P3<text:tab/><text:tab/>1<text:tab/><text:tab/>3.00<text:tab/><text:tab/>10.00<text:tab/><text:tab/><text:tab/>13.00</text:p>
      <text:p text:style-name="P5"><text:tab/>P4<text:tab/><text:tab/>2<text:tab/><text:tab/>1.00<text:tab/><text:tab/>4.00<text:tab/><text:tab/><text:tab/>5.00</text:p>
      <text:p text:style-name="P5"><text:tab/>P5<text:tab/><text:tab/>2<text:tab/><text:tab/>2.00<text:tab/><text:tab/>7.00<text:tab/><text:tab/><text:tab/>9.00</text:p>
      <text:p text:style-name="P5"><text:tab/>---------------------------------------------------------------------------------------------------------</text:p>
      <text:p text:style-name="P5"><text:tab/><text:tab/><text:tab/><text:tab/><text:tab/>Average<text:tab/><text:tab/>5.40<text:tab/><text:tab/><text:tab/>8.20</text:p>
      <text:p text:style-name="P5"><text:tab/>---------------------------------------------------------------------------------------------------------</text:p>
      <text:p text:style-name="P5"/>
      <text:p text:style-name="P5"><text:tab/>GANTT CHART</text:p>
      <text:p text:style-name="P5"/>
      <text:p text:style-name="P5"><text:tab/> ------------ -- ---- ---- ------ </text:p>
      <text:p text:style-name="P5"><text:tab/>| <text:s text:c="4"/>P1 <text:s text:c="4"/>|P4| P2 | P5 | <text:s/>P3 <text:s/>|</text:p>
      <text:p text:style-name="P5"><text:tab/> ------------ -- ---- ---- ------ </text:p>
      <text:p text:style-name="P5"><text:tab/>0 <text:s text:c="11"/>6 <text:s/>7 <text:s text:c="3"/>9 <text:s text:c="3"/>11 <text:s text:c="4"/>14</text:p>
      <text:p text:style-name="P5"/>
      <text:p text:style-name="P6"><text:tab/><text:span text:style-name="T8">+-----------------------------------+</text:span></text:p>
      <text:p text:style-name="P8"><text:tab/><text:tab/>MENU OPTIONS</text:p>
      <text:p text:style-name="P8"><text:tab/>+-----------------------------------+</text:p>
      <text:p text:style-name="P8"/>
      <text:p text:style-name="P8"><text:tab/>1. PRIORITY</text:p>
      <text:p text:style-name="P8"/>
      <text:p text:style-name="P8"><text:tab/>2. ROUND ROBIN</text:p>
      <text:p text:style-name="P8"/>
      <text:p text:style-name="P8"><text:tab/>3. EXIT</text:p>
      <text:p text:style-name="P8"/>
      <text:p text:style-name="P8"/>
      <text:p text:style-name="P8"><text:tab/>ENTER choice: 1 </text:p>
      <text:p text:style-name="P8"/>
      <text:p text:style-name="P14"><text:tab/>+-------------------------------------------------------+</text:p>
      <text:p text:style-name="P14"><text:tab/><text:tab/>MENU OPTION FOR PRIORITY</text:p>
      <text:p text:style-name="P14"><text:tab/>+-------------------------------------------------------+</text:p>
      <text:p text:style-name="P14"/>
      <text:p text:style-name="P14"><text:tab/>1. Non pre-emptive PRIORITY</text:p>
      <text:p text:style-name="P14"/>
      <text:p text:style-name="P14"><text:tab/>2. Pre-emptive PRIORITY</text:p>
      <text:p text:style-name="P14"/>
      <text:p text:style-name="P14"/>
      <text:p text:style-name="P14"><text:tab/>ENTER choice: <text:span text:style-name="T12">2</text:span></text:p>
      <text:p text:style-name="P14"/>
      <text:p text:style-name="P15"><text:tab/><text:span text:style-name="T13">PREEMPTIVE PRIORITY</text:span></text:p>
      <text:p text:style-name="P16"/>
      <text:p text:style-name="P16"/>
      <text:p text:style-name="P16"><text:soft-page-break/><text:tab/>Number of processes: 5</text:p>
      <text:p text:style-name="P16"/>
      <text:p text:style-name="P16"><text:tab/>Process ID: P1</text:p>
      <text:p text:style-name="P16"><text:tab/>Arrival Time: 0</text:p>
      <text:p text:style-name="P16"><text:tab/>Burst Time: 6</text:p>
      <text:p text:style-name="P16"><text:tab/>Priority: 2</text:p>
      <text:p text:style-name="P16"/>
      <text:p text:style-name="P16"><text:tab/>Process ID: P2</text:p>
      <text:p text:style-name="P16"><text:tab/>Arrival Time: 1</text:p>
      <text:p text:style-name="P16"><text:tab/>Burst Time: 2</text:p>
      <text:p text:style-name="P16"><text:tab/>Priority: 2</text:p>
      <text:p text:style-name="P16"/>
      <text:p text:style-name="P16"><text:tab/>Process ID: P3</text:p>
      <text:p text:style-name="P16"><text:tab/>Arrival Time: 1</text:p>
      <text:p text:style-name="P16"><text:tab/>Burst Time: 3</text:p>
      <text:p text:style-name="P16"><text:tab/>Priority: 4</text:p>
      <text:p text:style-name="P16"/>
      <text:p text:style-name="P16"><text:tab/>Process ID: P4</text:p>
      <text:p text:style-name="P16"><text:tab/>Arrival Time: 2</text:p>
      <text:p text:style-name="P16"><text:tab/>Burst Time: 1</text:p>
      <text:p text:style-name="P16"><text:tab/>Priority: 1</text:p>
      <text:p text:style-name="P16"/>
      <text:p text:style-name="P16"><text:tab/>Process ID: P5</text:p>
      <text:p text:style-name="P16"><text:tab/>Arrival Time: 2</text:p>
      <text:p text:style-name="P16"><text:tab/>Burst Time: 2</text:p>
      <text:p text:style-name="P16"><text:tab/>Priority: 3</text:p>
      <text:p text:style-name="P16"/>
      <text:p text:style-name="P16"/>
      <text:p text:style-name="P16"><text:tab/>PROCESS DETAILS CHART</text:p>
      <text:p text:style-name="P16"/>
      <text:p text:style-name="P18"><text:tab/>---------------------------------------------------------------------<text:span text:style-name="T15">-----------------</text:span>-------------------</text:p>
      <text:p text:style-name="P16"><text:tab/>Process ID<text:tab/>Arrival Time<text:tab/>Burst Time<text:tab/>Waiting Time<text:tab/><text:tab/>Turnaround Time</text:p>
      <text:p text:style-name="P18"><text:tab/>------------------------------------------------------------------------------------<text:span text:style-name="T15">-----------------</text:span>----</text:p>
      <text:p text:style-name="P16"><text:tab/>P1<text:tab/><text:tab/>0<text:tab/><text:tab/>6.00<text:tab/><text:tab/>1.00<text:tab/><text:tab/><text:tab/>7.00</text:p>
      <text:p text:style-name="P16"><text:tab/>P2<text:tab/><text:tab/>1<text:tab/><text:tab/>2.00<text:tab/><text:tab/>6.00<text:tab/><text:tab/><text:tab/>8.00</text:p>
      <text:p text:style-name="P16"><text:tab/>P3<text:tab/><text:tab/>1<text:tab/><text:tab/>3.00<text:tab/><text:tab/>10.00<text:tab/><text:tab/><text:tab/>13.00</text:p>
      <text:p text:style-name="P16"><text:tab/>P4<text:tab/><text:tab/>2<text:tab/><text:tab/>1.00<text:tab/><text:tab/>0.00<text:tab/><text:tab/><text:tab/>1.00</text:p>
      <text:p text:style-name="P16"><text:tab/>P5<text:tab/><text:tab/>2<text:tab/><text:tab/>2.00<text:tab/><text:tab/>7.00<text:tab/><text:tab/><text:tab/>9.00</text:p>
      <text:p text:style-name="P18"><text:tab/>--------------------------------------------------------------------------------------<text:span text:style-name="T15">-----------------</text:span>--</text:p>
      <text:p text:style-name="P16"><text:tab/><text:tab/><text:tab/><text:tab/><text:tab/>Average<text:tab/><text:tab/>4.80<text:tab/><text:tab/><text:tab/>7.60</text:p>
      <text:p text:style-name="P18"><text:tab/>--------------------------------------------------------------------------------------<text:span text:style-name="T15">-----------------</text:span>--</text:p>
      <text:p text:style-name="P16"/>
      <text:p text:style-name="P16"><text:tab/>GANTT CHART</text:p>
      <text:p text:style-name="P16"/>
      <text:p text:style-name="P16"><text:tab/> ---- -- -------- ---- ---- ------ </text:p>
      <text:p text:style-name="P16"><text:tab/>| P1 |P4| <text:s text:c="2"/>P1 <text:s text:c="2"/>| P2 | P5 | <text:s/>P3 <text:s/>|</text:p>
      <text:p text:style-name="P16"><text:tab/> ---- -- -------- ---- ---- ------ </text:p>
      <text:p text:style-name="P17"><text:tab/>0 <text:s text:c="3"/>2 <text:s/>3 <text:s text:c="7"/>7 <text:s text:c="3"/>9 <text:s text:c="3"/>11 <text:s text:c="4"/>14</text:p>
      <text:p text:style-name="P17"/>
      <text:p text:style-name="P17"/>
      <text:p text:style-name="P17"/>
      <text:p text:style-name="P17"/>
      <text:p text:style-name="P12"><text:soft-page-break/><text:tab/></text:p>
      <text:p text:style-name="P8"/>
      <text:p text:style-name="P8"><text:tab/>+-----------------------------------+</text:p>
      <text:p text:style-name="P8"><text:tab/><text:tab/>MENU OPTIONS</text:p>
      <text:p text:style-name="P8"><text:tab/>+-----------------------------------+</text:p>
      <text:p text:style-name="P8"/>
      <text:p text:style-name="P8"><text:tab/>1. PRIORITY</text:p>
      <text:p text:style-name="P8"/>
      <text:p text:style-name="P8"><text:tab/>2. ROUND ROBIN</text:p>
      <text:p text:style-name="P8"/>
      <text:p text:style-name="P8"><text:tab/>3. EXIT</text:p>
      <text:p text:style-name="P8"/>
      <text:p text:style-name="P8"/>
      <text:p text:style-name="P8"><text:tab/>ENTER choice: <text:span text:style-name="T9">2</text:span></text:p>
      <text:p text:style-name="P8"/>
      <text:p text:style-name="P10"><text:tab/><text:span text:style-name="T14">ROUND ROBIN</text:span></text:p>
      <text:p text:style-name="P19"/>
      <text:p text:style-name="P19"/>
      <text:p text:style-name="P19"><text:tab/>Number of processes: 5</text:p>
      <text:p text:style-name="P19"/>
      <text:p text:style-name="P19"><text:tab/>Process ID: P1</text:p>
      <text:p text:style-name="P19"><text:tab/>Arrival Time: 0</text:p>
      <text:p text:style-name="P19"><text:tab/>Burst Time: 6</text:p>
      <text:p text:style-name="P19"/>
      <text:p text:style-name="P19"><text:tab/>Process ID: P2</text:p>
      <text:p text:style-name="P19"><text:tab/>Arrival Time: 1</text:p>
      <text:p text:style-name="P19"><text:tab/>Burst Time: 2</text:p>
      <text:p text:style-name="P19"/>
      <text:p text:style-name="P19"><text:tab/>Process ID: P3</text:p>
      <text:p text:style-name="P19"><text:tab/>Arrival Time: 1</text:p>
      <text:p text:style-name="P19"><text:tab/>Burst Time: 3</text:p>
      <text:p text:style-name="P19"/>
      <text:p text:style-name="P19"><text:tab/>Process ID: P4</text:p>
      <text:p text:style-name="P19"><text:tab/>Arrival Time: 2</text:p>
      <text:p text:style-name="P19"><text:tab/>Burst Time: 1</text:p>
      <text:p text:style-name="P19"/>
      <text:p text:style-name="P19"><text:tab/>Process ID: P5</text:p>
      <text:p text:style-name="P19"><text:tab/>Arrival Time: 2</text:p>
      <text:p text:style-name="P19"><text:tab/>Burst Time: 2</text:p>
      <text:p text:style-name="P19"/>
      <text:p text:style-name="P19"><text:tab/>Time Quantum: 2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text:tab/>PROCESS DETAILS CHART</text:p>
      <text:p text:style-name="P19"/>
      <text:p text:style-name="P20"><text:tab/>---------------------------------------------------------------------<text:span text:style-name="T15">-----------------</text:span>-------------------</text:p>
      <text:p text:style-name="P19"><text:tab/>Process ID<text:tab/>Arrival Time<text:tab/>Burst Time<text:tab/>Waiting Time<text:tab/><text:tab/>Turnaround Time</text:p>
      <text:p text:style-name="P20"><text:tab/>-------------------------------------------------------------------<text:span text:style-name="T15">-----------------</text:span>---------------------</text:p>
      <text:p text:style-name="P19"><text:tab/>P1<text:tab/><text:tab/>0<text:tab/><text:tab/>6.00<text:tab/><text:tab/>8.00<text:tab/><text:tab/><text:tab/>14.00</text:p>
      <text:p text:style-name="P19"><text:tab/>P2<text:tab/><text:tab/>1<text:tab/><text:tab/>2.00<text:tab/><text:tab/>1.00<text:tab/><text:tab/><text:tab/>3.00</text:p>
      <text:p text:style-name="P19"><text:tab/>P3<text:tab/><text:tab/>1<text:tab/><text:tab/>3.00<text:tab/><text:tab/>8.00<text:tab/><text:tab/><text:tab/>11.00</text:p>
      <text:p text:style-name="P19"><text:tab/>P4<text:tab/><text:tab/>2<text:tab/><text:tab/>1.00<text:tab/><text:tab/>4.00<text:tab/><text:tab/><text:tab/>5.00</text:p>
      <text:p text:style-name="P19"><text:tab/>P5<text:tab/><text:tab/>2<text:tab/><text:tab/>2.00<text:tab/><text:tab/>5.00<text:tab/><text:tab/><text:tab/>7.00</text:p>
      <text:p text:style-name="P20"><text:tab/>-----------------------------------------------------------------------------<text:span text:style-name="T15">-----------------</text:span>-----------</text:p>
      <text:p text:style-name="P19"><text:tab/><text:tab/><text:tab/><text:tab/><text:tab/>Average<text:tab/><text:tab/>5.20<text:tab/><text:tab/><text:tab/>8.00</text:p>
      <text:p text:style-name="P20"><text:tab/>---------------------------------------------------------------------------------<text:span text:style-name="T15">-----------------</text:span>-------</text:p>
      <text:p text:style-name="P19"/>
      <text:p text:style-name="P19"><text:tab/>GANTT CHART</text:p>
      <text:p text:style-name="P19"/>
      <text:p text:style-name="P19"><text:tab/> ---- ---- ---- -- ---- ---- -- ---- </text:p>
      <text:p text:style-name="P19"><text:tab/>| P1 | P2 | P3 |P4| P5 | P1 |P3| P1 |</text:p>
      <text:p text:style-name="P19"><text:tab/> ---- ---- ---- -- ---- ---- -- ---- </text:p>
      <text:p text:style-name="P19"><text:tab/>0 <text:s text:c="3"/>2 <text:s text:c="3"/>4 <text:s text:c="3"/>6 <text:s/>7 <text:s text:c="3"/>9 <text:s text:c="3"/>11 12 <text:s text:c="2"/>14</text:p>
      <text:p text:style-name="P8"/>
      <text:p text:style-name="P8"><text:tab/>+-----------------------------------+</text:p>
      <text:p text:style-name="P8"><text:tab/><text:tab/>MENU OPTIONS</text:p>
      <text:p text:style-name="P8"><text:tab/>+-----------------------------------+</text:p>
      <text:p text:style-name="P8"/>
      <text:p text:style-name="P8"><text:tab/>1. PRIORITY</text:p>
      <text:p text:style-name="P8"/>
      <text:p text:style-name="P8"><text:tab/>2. ROUND ROBIN</text:p>
      <text:p text:style-name="P8"/>
      <text:p text:style-name="P8"><text:tab/>3. EXIT</text:p>
      <text:p text:style-name="P8"/>
      <text:p text:style-name="P8"/>
      <text:p text:style-name="P8"><text:tab/>ENTER choice: <text:span text:style-name="T9">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22:38:35.838866610</meta:creation-date>
    <dc:date>2020-02-08T04:02:25.075000000</dc:date>
    <meta:editing-duration>PT26M12S</meta:editing-duration>
    <meta:editing-cycles>56</meta:editing-cycles>
    <meta:generator>LibreOffice/6.1.3.2$Windows_X86_64 LibreOffice_project/86daf60bf00efa86ad547e59e09d6bb77c699acb</meta:generator>
    <meta:document-statistic meta:table-count="0" meta:image-count="0" meta:object-count="0" meta:page-count="14" meta:paragraph-count="500" meta:word-count="1511" meta:character-count="13199" meta:non-whitespace-character-count="11235"/>
  </office:meta>
</office:document-meta>
</file>